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8.31pt"/>
    </style:style>
    <style:style style:name="co6" style:family="table-column">
      <style:table-column-properties fo:break-before="auto" style:column-width="93.4pt"/>
    </style:style>
    <style:style style:name="co7" style:family="table-column">
      <style:table-column-properties fo:break-before="auto" style:column-width="19.25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25.06pt"/>
    </style:style>
    <style:style style:name="co10" style:family="table-column">
      <style:table-column-properties fo:break-before="auto" style:column-width="121.21pt"/>
    </style:style>
    <style:style style:name="co11" style:family="table-column">
      <style:table-column-properties fo:break-before="auto" style:column-width="38.55pt"/>
    </style:style>
    <style:style style:name="co12" style:family="table-column">
      <style:table-column-properties fo:break-before="auto" style:column-width="152.45pt"/>
    </style:style>
    <style:style style:name="co13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1007" table:default-cell-style-name="Default"/>
        <table:table-row table:style-name="ro1">
          <table:table-cell office:value-type="string" calcext:value-type="string">
            <text:p>Lbs Per Linear Foot</text:p>
          </table:table-cell>
          <table:table-cell/>
          <table:table-cell office:value-type="string" calcext:value-type="string">
            <text:p>Diameter Inches</text:p>
          </table:table-cell>
          <table:table-cell/>
          <table:table-cell office:value-type="string" calcext:value-type="string">
            <text:p>lbs per linear foot</text:p>
          </table:table-cell>
          <table:table-cell/>
          <table:table-cell office:value-type="string" calcext:value-type="string">
            <text:p>lbs per linear inch</text:p>
          </table:table-cell>
          <table:table-cell/>
          <table:table-cell office:value-type="string" calcext:value-type="string">
            <text:p>Leverage Required Inches</text:p>
          </table:table-cell>
          <table:table-cell/>
          <table:table-cell office:value-type="string" calcext:value-type="string">
            <text:p>Leverage Required Ft</text:p>
          </table:table-cell>
          <table:table-cell/>
          <table:table-cell office:value-type="string" calcext:value-type="string">
            <text:p>Length Required for 9” Balance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Radius</text:p>
          </table:table-cell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Lbs Linear Inch</text:p>
          </table:table-cell>
          <table:table-cell table:number-columns-repeated="1005"/>
        </table:table-row>
        <table:table-row table:style-name="ro1">
          <table:table-cell office:value-type="float" office:value="2.67" calcext:value-type="float">
            <text:p>2.67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C2]^2" office:value-type="float" office:value="12.25" calcext:value-type="float">
            <text:p>12.25</text:p>
          </table:table-cell>
          <table:table-cell table:formula="of:=[.D2]*[.$A$2]" office:value-type="float" office:value="32.7075" calcext:value-type="float">
            <text:p>32.7075</text:p>
          </table:table-cell>
          <table:table-cell/>
          <table:table-cell table:formula="of:=[.E2]/12" office:value-type="float" office:value="2.725625" calcext:value-type="float">
            <text:p>2.725625</text:p>
          </table:table-cell>
          <table:table-cell/>
          <table:table-cell table:style-name="ce2" table:formula="of:=[.$A$19]/[.G2]" office:value-type="float" office:value="20.1091492776886" calcext:value-type="float">
            <text:p>20.1091492777</text:p>
          </table:table-cell>
          <table:table-cell/>
          <table:table-cell table:formula="of:=[.I2]/12" office:value-type="float" office:value="1.67576243980738" calcext:value-type="float">
            <text:p>1.6757624398</text:p>
          </table:table-cell>
          <table:table-cell/>
          <table:table-cell table:style-name="ce3" table:formula="of:=([.$A$19]/9)/[.G2]" office:value-type="float" office:value="2.23434991974318" calcext:value-type="float">
            <text:p>2.2343499197</text:p>
          </table:table-cell>
          <table:table-cell table:formula="of:=[.M2]*[.G2]" office:value-type="float" office:value="6.09" calcext:value-type="float">
            <text:p>6.09</text:p>
          </table:table-cell>
          <table:table-cell/>
          <table:table-cell table:formula="of:=[.C2]/2" office:value-type="float" office:value="1.75" calcext:value-type="float">
            <text:p>1.75</text:p>
          </table:table-cell>
          <table:table-cell table:formula="of:=PI()*([.P2]^2)" office:value-type="float" office:value="9.62112750161874" calcext:value-type="float">
            <text:p>9.6211275016</text:p>
          </table:table-cell>
          <table:table-cell/>
          <table:table-cell table:formula="of:=[.Q2]*[.$A$6]" office:value-type="float" office:value="2.7227790829581" calcext:value-type="float">
            <text:p>2.72277908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C3]^2" office:value-type="float" office:value="16" calcext:value-type="float">
            <text:p>16</text:p>
          </table:table-cell>
          <table:table-cell table:formula="of:=[.D3]*[.$A$2]" office:value-type="float" office:value="42.72" calcext:value-type="float">
            <text:p>42.72</text:p>
          </table:table-cell>
          <table:table-cell/>
          <table:table-cell table:formula="of:=[.E3]/12" office:value-type="float" office:value="3.56" calcext:value-type="float">
            <text:p>3.56</text:p>
          </table:table-cell>
          <table:table-cell/>
          <table:table-cell table:style-name="ce2" table:formula="of:=[.$A$19]/[.G3]" office:value-type="float" office:value="15.3960674157303" calcext:value-type="float">
            <text:p>15.3960674157</text:p>
          </table:table-cell>
          <table:table-cell/>
          <table:table-cell table:formula="of:=[.I3]/12" office:value-type="float" office:value="1.28300561797753" calcext:value-type="float">
            <text:p>1.283005618</text:p>
          </table:table-cell>
          <table:table-cell/>
          <table:table-cell table:style-name="ce3" table:formula="of:=([.$A$19]/9)/[.G3]" office:value-type="float" office:value="1.71067415730337" calcext:value-type="float">
            <text:p>1.7106741573</text:p>
          </table:table-cell>
          <table:table-cell table:formula="of:=[.M3]*[.G3]" office:value-type="float" office:value="6.09" calcext:value-type="float">
            <text:p>6.09</text:p>
          </table:table-cell>
          <table:table-cell/>
          <table:table-cell table:formula="of:=[.C3]/2" office:value-type="float" office:value="2" calcext:value-type="float">
            <text:p>2</text:p>
          </table:table-cell>
          <table:table-cell table:formula="of:=PI()*([.P3]^2)" office:value-type="float" office:value="12.5663706143592" calcext:value-type="float">
            <text:p>12.5663706144</text:p>
          </table:table-cell>
          <table:table-cell/>
          <table:table-cell table:formula="of:=[.Q3]*[.$A$6]" office:value-type="float" office:value="3.55628288386365" calcext:value-type="float">
            <text:p>3.5562828839</text:p>
          </table:table-cell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float" office:value="4.25" calcext:value-type="float">
            <text:p>4.25</text:p>
          </table:table-cell>
          <table:table-cell table:style-name="ce1" table:formula="of:=[.C4]^2" office:value-type="float" office:value="18.0625" calcext:value-type="float">
            <text:p>18.0625</text:p>
          </table:table-cell>
          <table:table-cell table:style-name="ce1" table:formula="of:=[.D4]*[.$A$2]" office:value-type="float" office:value="48.226875" calcext:value-type="float">
            <text:p>48.226875</text:p>
          </table:table-cell>
          <table:table-cell table:style-name="ce1"/>
          <table:table-cell table:style-name="ce1" table:formula="of:=[.E4]/12" office:value-type="float" office:value="4.01890625" calcext:value-type="float">
            <text:p>4.01890625</text:p>
          </table:table-cell>
          <table:table-cell table:style-name="ce1"/>
          <table:table-cell table:style-name="ce1" table:formula="of:=[.$A$19]/[.G4]" office:value-type="float" office:value="13.6380389564947" calcext:value-type="float">
            <text:p>13.6380389565</text:p>
          </table:table-cell>
          <table:table-cell table:style-name="ce1"/>
          <table:table-cell table:style-name="ce1" table:formula="of:=[.I4]/12" office:value-type="float" office:value="1.13650324637456" calcext:value-type="float">
            <text:p>1.1365032464</text:p>
          </table:table-cell>
          <table:table-cell table:style-name="ce1"/>
          <table:table-cell table:style-name="ce1" table:formula="of:=([.$A$19]/9)/[.G4]" office:value-type="float" office:value="1.51533766183274" calcext:value-type="float">
            <text:p>1.5153376618</text:p>
          </table:table-cell>
          <table:table-cell table:style-name="ce1" table:formula="of:=[.M4]*[.G4]" office:value-type="float" office:value="6.09" calcext:value-type="float">
            <text:p>6.09</text:p>
          </table:table-cell>
          <table:table-cell table:style-name="ce1"/>
          <table:table-cell table:style-name="ce1" table:formula="of:=[.C4]/2" office:value-type="float" office:value="2.125" calcext:value-type="float">
            <text:p>2.125</text:p>
          </table:table-cell>
          <table:table-cell table:style-name="ce1" table:formula="of:=PI()*([.P4]^2)" office:value-type="float" office:value="14.1862543263664" calcext:value-type="float">
            <text:p>14.1862543264</text:p>
          </table:table-cell>
          <table:table-cell table:style-name="ce1"/>
          <table:table-cell table:style-name="ce1" table:formula="of:=[.Q4]*[.$A$6]" office:value-type="float" office:value="4.01470997436169" calcext:value-type="float">
            <text:p>4.0147099744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Lbs Per Cubic Inch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[.C5]^2" office:value-type="float" office:value="20.25" calcext:value-type="float">
            <text:p>20.25</text:p>
          </table:table-cell>
          <table:table-cell table:formula="of:=[.D5]*[.$A$2]" office:value-type="float" office:value="54.0675" calcext:value-type="float">
            <text:p>54.0675</text:p>
          </table:table-cell>
          <table:table-cell/>
          <table:table-cell table:formula="of:=[.E5]/12" office:value-type="float" office:value="4.505625" calcext:value-type="float">
            <text:p>4.505625</text:p>
          </table:table-cell>
          <table:table-cell/>
          <table:table-cell table:style-name="ce2" table:formula="of:=[.$A$19]/[.G5]" office:value-type="float" office:value="12.1647940074906" calcext:value-type="float">
            <text:p>12.1647940075</text:p>
          </table:table-cell>
          <table:table-cell/>
          <table:table-cell table:formula="of:=[.I5]/12" office:value-type="float" office:value="1.01373283395755" calcext:value-type="float">
            <text:p>1.013732834</text:p>
          </table:table-cell>
          <table:table-cell/>
          <table:table-cell table:style-name="ce3" table:formula="of:=([.$A$19]/9)/[.G5]" office:value-type="float" office:value="1.35164377861007" calcext:value-type="float">
            <text:p>1.3516437786</text:p>
          </table:table-cell>
          <table:table-cell table:formula="of:=[.M5]*[.G5]" office:value-type="float" office:value="6.09" calcext:value-type="float">
            <text:p>6.09</text:p>
          </table:table-cell>
          <table:table-cell/>
          <table:table-cell table:formula="of:=[.C5]/2" office:value-type="float" office:value="2.25" calcext:value-type="float">
            <text:p>2.25</text:p>
          </table:table-cell>
          <table:table-cell table:formula="of:=PI()*([.P5]^2)" office:value-type="float" office:value="15.9043128087983" calcext:value-type="float">
            <text:p>15.9043128088</text:p>
          </table:table-cell>
          <table:table-cell/>
          <table:table-cell table:formula="of:=[.Q5]*[.$A$6]" office:value-type="float" office:value="4.50092052488993" calcext:value-type="float">
            <text:p>4.5009205249</text:p>
          </table:table-cell>
          <table:table-cell table:number-columns-repeated="1005"/>
        </table:table-row>
        <table:table-row table:style-name="ro1">
          <table:table-cell office:value-type="float" office:value="0.283" calcext:value-type="float">
            <text:p>0.28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6]^2" office:value-type="float" office:value="25" calcext:value-type="float">
            <text:p>25</text:p>
          </table:table-cell>
          <table:table-cell table:formula="of:=[.D6]*[.$A$2]" office:value-type="float" office:value="66.75" calcext:value-type="float">
            <text:p>66.75</text:p>
          </table:table-cell>
          <table:table-cell/>
          <table:table-cell table:formula="of:=[.E6]/12" office:value-type="float" office:value="5.5625" calcext:value-type="float">
            <text:p>5.5625</text:p>
          </table:table-cell>
          <table:table-cell/>
          <table:table-cell table:style-name="ce2" table:formula="of:=[.$A$19]/[.G6]" office:value-type="float" office:value="9.85348314606742" calcext:value-type="float">
            <text:p>9.8534831461</text:p>
          </table:table-cell>
          <table:table-cell/>
          <table:table-cell table:formula="of:=[.I6]/12" office:value-type="float" office:value="0.821123595505618" calcext:value-type="float">
            <text:p>0.8211235955</text:p>
          </table:table-cell>
          <table:table-cell/>
          <table:table-cell table:style-name="ce3" table:formula="of:=([.$A$19]/9)/[.G6]" office:value-type="float" office:value="1.09483146067416" calcext:value-type="float">
            <text:p>1.0948314607</text:p>
          </table:table-cell>
          <table:table-cell table:formula="of:=[.M6]*[.G6]" office:value-type="float" office:value="6.09" calcext:value-type="float">
            <text:p>6.09</text:p>
          </table:table-cell>
          <table:table-cell/>
          <table:table-cell table:formula="of:=[.C6]/2" office:value-type="float" office:value="2.5" calcext:value-type="float">
            <text:p>2.5</text:p>
          </table:table-cell>
          <table:table-cell table:formula="of:=PI()*([.P6]^2)" office:value-type="float" office:value="19.6349540849362" calcext:value-type="float">
            <text:p>19.6349540849</text:p>
          </table:table-cell>
          <table:table-cell/>
          <table:table-cell table:formula="of:=[.Q6]*[.$A$6]" office:value-type="float" office:value="5.55669200603695" calcext:value-type="float">
            <text:p>5.556692006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 table:formula="of:=[.C7]^2" office:value-type="float" office:value="30.25" calcext:value-type="float">
            <text:p>30.25</text:p>
          </table:table-cell>
          <table:table-cell table:formula="of:=[.D7]*[.$A$2]" office:value-type="float" office:value="80.7675" calcext:value-type="float">
            <text:p>80.7675</text:p>
          </table:table-cell>
          <table:table-cell/>
          <table:table-cell table:formula="of:=[.E7]/12" office:value-type="float" office:value="6.730625" calcext:value-type="float">
            <text:p>6.730625</text:p>
          </table:table-cell>
          <table:table-cell/>
          <table:table-cell table:style-name="ce2" table:formula="of:=[.$A$19]/[.G7]" office:value-type="float" office:value="8.14337450088216" calcext:value-type="float">
            <text:p>8.1433745009</text:p>
          </table:table-cell>
          <table:table-cell/>
          <table:table-cell table:formula="of:=[.I7]/12" office:value-type="float" office:value="0.67861454174018" calcext:value-type="float">
            <text:p>0.6786145417</text:p>
          </table:table-cell>
          <table:table-cell/>
          <table:table-cell table:style-name="ce3" table:formula="of:=([.$A$19]/9)/[.G7]" office:value-type="float" office:value="0.904819388986907" calcext:value-type="float">
            <text:p>0.904819389</text:p>
          </table:table-cell>
          <table:table-cell table:formula="of:=[.M7]*[.G7]" office:value-type="float" office:value="6.09" calcext:value-type="float">
            <text:p>6.09</text:p>
          </table:table-cell>
          <table:table-cell/>
          <table:table-cell table:formula="of:=[.C7]/2" office:value-type="float" office:value="2.75" calcext:value-type="float">
            <text:p>2.75</text:p>
          </table:table-cell>
          <table:table-cell table:formula="of:=PI()*([.P7]^2)" office:value-type="float" office:value="23.7582944427728" calcext:value-type="float">
            <text:p>23.7582944428</text:p>
          </table:table-cell>
          <table:table-cell/>
          <table:table-cell table:formula="of:=[.Q7]*[.$A$6]" office:value-type="float" office:value="6.72359732730471" calcext:value-type="float">
            <text:p>6.7235973273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5.75" calcext:value-type="float">
            <text:p>5.75</text:p>
          </table:table-cell>
          <table:table-cell table:formula="of:=[.C8]^2" office:value-type="float" office:value="33.0625" calcext:value-type="float">
            <text:p>33.0625</text:p>
          </table:table-cell>
          <table:table-cell table:formula="of:=[.D8]*[.$A$2]" office:value-type="float" office:value="88.276875" calcext:value-type="float">
            <text:p>88.276875</text:p>
          </table:table-cell>
          <table:table-cell/>
          <table:table-cell table:formula="of:=[.E8]/12" office:value-type="float" office:value="7.35640625" calcext:value-type="float">
            <text:p>7.35640625</text:p>
          </table:table-cell>
          <table:table-cell/>
          <table:table-cell table:style-name="ce2" table:formula="of:=[.$A$19]/[.G8]" office:value-type="float" office:value="7.45064888171449" calcext:value-type="float">
            <text:p>7.4506488817</text:p>
          </table:table-cell>
          <table:table-cell/>
          <table:table-cell table:formula="of:=[.I8]/12" office:value-type="float" office:value="0.620887406809541" calcext:value-type="float">
            <text:p>0.6208874068</text:p>
          </table:table-cell>
          <table:table-cell/>
          <table:table-cell table:style-name="ce3" table:formula="of:=([.$A$19]/9)/[.G8]" office:value-type="float" office:value="0.827849875746055" calcext:value-type="float">
            <text:p>0.8278498757</text:p>
          </table:table-cell>
          <table:table-cell table:formula="of:=[.M8]*[.G8]" office:value-type="float" office:value="6.09" calcext:value-type="float">
            <text:p>6.09</text:p>
          </table:table-cell>
          <table:table-cell/>
          <table:table-cell table:formula="of:=[.C8]/2" office:value-type="float" office:value="2.875" calcext:value-type="float">
            <text:p>2.875</text:p>
          </table:table-cell>
          <table:table-cell table:formula="of:=PI()*([.P8]^2)" office:value-type="float" office:value="25.9672267773281" calcext:value-type="float">
            <text:p>25.9672267773</text:p>
          </table:table-cell>
          <table:table-cell/>
          <table:table-cell table:formula="of:=[.Q8]*[.$A$6]" office:value-type="float" office:value="7.34872517798386" calcext:value-type="float">
            <text:p>7.348725178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C9]^2" office:value-type="float" office:value="36" calcext:value-type="float">
            <text:p>36</text:p>
          </table:table-cell>
          <table:table-cell table:formula="of:=[.D9]*[.$A$2]" office:value-type="float" office:value="96.12" calcext:value-type="float">
            <text:p>96.12</text:p>
          </table:table-cell>
          <table:table-cell/>
          <table:table-cell table:formula="of:=[.E9]/12" office:value-type="float" office:value="8.01" calcext:value-type="float">
            <text:p>8.01</text:p>
          </table:table-cell>
          <table:table-cell/>
          <table:table-cell table:style-name="ce2" table:formula="of:=[.$A$19]/[.G9]" office:value-type="float" office:value="6.84269662921348" calcext:value-type="float">
            <text:p>6.8426966292</text:p>
          </table:table-cell>
          <table:table-cell/>
          <table:table-cell table:formula="of:=[.I9]/12" office:value-type="float" office:value="0.570224719101123" calcext:value-type="float">
            <text:p>0.5702247191</text:p>
          </table:table-cell>
          <table:table-cell/>
          <table:table-cell table:style-name="ce3" table:formula="of:=([.$A$19]/9)/[.G9]" office:value-type="float" office:value="0.760299625468165" calcext:value-type="float">
            <text:p>0.7602996255</text:p>
          </table:table-cell>
          <table:table-cell table:formula="of:=[.M9]*[.G9]" office:value-type="float" office:value="6.09" calcext:value-type="float">
            <text:p>6.09</text:p>
          </table:table-cell>
          <table:table-cell/>
          <table:table-cell table:formula="of:=[.C9]/2" office:value-type="float" office:value="3" calcext:value-type="float">
            <text:p>3</text:p>
          </table:table-cell>
          <table:table-cell table:formula="of:=PI()*([.P9]^2)" office:value-type="float" office:value="28.2743338823081" calcext:value-type="float">
            <text:p>28.2743338823</text:p>
          </table:table-cell>
          <table:table-cell/>
          <table:table-cell table:formula="of:=[.Q9]*[.$A$6]" office:value-type="float" office:value="8.0016364886932" calcext:value-type="float">
            <text:p>8.0016364887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.O.G. Inches</text:p>
          </table:table-cell>
          <table:table-cell office:value-type="string" calcext:value-type="string">
            <text:p>C.O.G Ft.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13]/12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ight Lbs</text:p>
          </table:table-cell>
          <table:table-cell table:number-columns-repeated="1023"/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rque Inch / Lbs</text:p>
          </table:table-cell>
          <table:table-cell office:value-type="string" calcext:value-type="string">
            <text:p>Torque Ft / Lbs</text:p>
          </table:table-cell>
          <table:table-cell table:number-columns-repeated="1022"/>
        </table:table-row>
        <table:table-row table:style-name="ro1">
          <table:table-cell table:formula="of:=([.$A$13]) * [.A16]" office:value-type="float" office:value="54.81" calcext:value-type="float">
            <text:p>54.81</text:p>
          </table:table-cell>
          <table:table-cell table:formula="of:=[.A16]*[.B13]" office:value-type="float" office:value="4.5675" calcext:value-type="float">
            <text:p>4.567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8:41:43.479864576</meta:creation-date>
    <dc:date>2018-07-07T19:03:09.338523726</dc:date>
    <meta:editing-duration>PT36M33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